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Replacements/Object 2" manifest:media-type=""/>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2pt" style:font-size-asian="12pt"/>
    </style:style>
    <style:style style:name="P3" style:family="paragraph" style:parent-style-name="Standard">
      <style:paragraph-properties fo:text-align="center" style:justify-single-word="false"/>
      <style:text-properties fo:font-size="12pt" style:font-size-asian="12pt"/>
    </style:style>
    <style:style style:name="P4" style:family="paragraph" style:parent-style-name="Standard">
      <style:paragraph-properties fo:line-height="100%"/>
      <style:text-properties fo:font-size="12pt" style:font-size-asian="12pt"/>
    </style:style>
    <style:style style:name="P5" style:family="paragraph" style:parent-style-name="Standard">
      <style:paragraph-properties fo:line-height="100%" fo:text-align="center" style:justify-single-word="false"/>
      <style:text-properties fo:font-size="12pt" style:font-size-asian="12pt"/>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7" style:family="paragraph" style:parent-style-name="Standard">
      <style:paragraph-properties fo:line-height="100%" fo:text-align="center"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size="10pt" style:font-size-asian="10pt"/>
    </style:style>
    <style:style style:name="P10" style:family="paragraph" style:parent-style-name="Standard">
      <style:text-properties officeooo:paragraph-rsid="001a4ffb"/>
    </style:style>
    <style:style style:name="P11" style:family="paragraph" style:parent-style-name="Standard">
      <style:paragraph-properties fo:margin-top="0in" fo:margin-bottom="0.111in" loext:contextual-spacing="true" fo:line-height="100%" fo:text-align="center" style:justify-single-word="false"/>
    </style:style>
    <style:style style:name="P12" style:family="paragraph" style:parent-style-name="Standard">
      <style:paragraph-properties fo:margin-top="0in" fo:margin-bottom="0.111in" loext:contextual-spacing="true" fo:line-height="100%" fo:text-align="center" style:justify-single-word="false"/>
      <style:text-properties fo:font-size="12pt" style:font-size-asian="12pt"/>
    </style:style>
    <style:style style:name="P13" style:family="paragraph" style:parent-style-name="Standard" style:master-page-name="Standard">
      <style:paragraph-properties fo:text-align="center" style:justify-single-word="false" style:page-number="auto"/>
    </style:style>
    <style:style style:name="P14" style:family="paragraph" style:parent-style-name="Heading_20_2">
      <style:paragraph-properties fo:break-before="page"/>
    </style:style>
    <style:style style:name="P15" style:family="paragraph" style:parent-style-name="Heading_20_2">
      <style:paragraph-properties fo:text-align="center" style:justify-single-word="false" fo:break-before="page"/>
    </style:style>
    <style:style style:name="P16" style:family="paragraph" style:parent-style-name="Heading_20_2" style:master-page-name="Converted1">
      <style:paragraph-properties style:page-number="1"/>
    </style:style>
    <style:style style:name="P17" style:family="paragraph" style:parent-style-name="Heading_20_2" style:master-page-name="Converted2">
      <style:paragraph-properties style:page-number="1"/>
    </style:style>
    <style:style style:name="P18" style:family="paragraph" style:parent-style-name="Contents_20_2">
      <style:paragraph-properties>
        <style:tab-stops>
          <style:tab-stop style:position="6.4929in" style:type="right" style:leader-style="dotted" style:leader-text="."/>
        </style:tab-stops>
      </style:paragraph-properties>
    </style:style>
    <style:style style:name="P19" style:family="paragraph" style:parent-style-name="Contents_20_2">
      <style:paragraph-properties>
        <style:tab-stops>
          <style:tab-stop style:position="6.4929in" style:type="right" style:leader-style="dotted" style:leader-text="."/>
        </style:tab-stops>
      </style:paragraph-properties>
    </style:style>
    <style:style style:name="P20" style:family="paragraph" style:parent-style-name="Footer">
      <style:paragraph-properties fo:text-align="center" style:justify-single-word="false"/>
    </style:style>
    <style:style style:name="T1" style:family="text">
      <style:text-properties fo:font-size="12pt" style:font-size-asian="12pt"/>
    </style:style>
    <style:style style:name="T2" style:family="text">
      <style:text-properties fo:font-size="12pt" style:text-underline-style="solid" style:text-underline-width="auto" style:text-underline-color="font-color" style:font-size-asian="12pt"/>
    </style:style>
    <style:style style:name="T3" style:family="text">
      <style:text-properties fo:font-size="12pt" style:font-name-asian="F" style:font-size-asian="12pt"/>
    </style:style>
    <style:style style:name="T4" style:family="text">
      <style:text-properties fo:font-size="16pt" fo:font-weight="bold" style:font-size-asian="16pt" style:font-weight-asian="bold"/>
    </style:style>
    <style:style style:name="T5" style:family="text">
      <style:text-properties text:display="true"/>
    </style:style>
    <style:style style:name="T6" style:family="text">
      <style:text-properties style:font-name-asian="F"/>
    </style:style>
    <style:style style:name="T7" style:family="text">
      <style:text-properties officeooo:rsid="001a4ffb"/>
    </style:style>
    <style:style style:name="fr1"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
      <text:p text:style-name="P1"/>
      <text:p text:style-name="P1"/>
      <text:p text:style-name="P1"/>
      <text:p text:style-name="P1"/>
      <text:p text:style-name="P1"/>
      <text:p text:style-name="P1"><text:span text:style-name="T1">Shannen Daly, Levi Hubbard, Sean Lantto</text:span></text:p>
      <text:p text:style-name="P3"/>
      <text:p text:style-name="P1"><text:span text:style-name="T4">Using a Genetic Algorithm to Optimize a Multiple Burn Orbit Transfer</text:span></text:p>
      <text:p text:style-name="P3"/>
      <text:p text:style-name="P11"><text:span text:style-name="T1">MAE 565 – Spring 2016 </text:span></text:p>
      <text:p text:style-name="P11"><text:span text:style-name="T1">Artificial Intelligence Techniques in Engineering</text:span></text:p>
      <text:p text:style-name="P12"/>
      <text:p text:style-name="P7"><text:span text:style-name="T1">Department of Mechanical and Aerospace Engineering, West Virginia University, Morgantown, WV 26506/6106</text:span></text:p>
      <text:p text:style-name="P7"><text:span text:style-name="T1">02/15/2017</text:span></text:p>
      <text:p text:style-name="P5"/>
      <text:h text:style-name="P16" text:outline-level="2"><text:bookmark-start text:name="_Toc473981178"/><text:span text:style-name="T1">Abstract</text:span><text:bookmark-end text:name="_Toc473981178"/></text:h>
      <text:p text:style-name="Standard"/>
      <text:p text:style-name="P4"/>
      <text:p text:style-name="P4"/>
      <text:p text:style-name="P4"/>
      <text:p text:style-name="P4"/>
      <text:p text:style-name="P4"/>
      <text:p text:style-name="P4"/>
      <text:p text:style-name="P2"/>
      <text:h text:style-name="P15" text:outline-level="2"><text:bookmark-start text:name="_Toc473981179"/><text:span text:style-name="T1">Table of Contents</text:span><text:bookmark-end text:name="_Toc473981179"/></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Toc473981178" text:style-name="Index_20_Link" text:visited-style-name="Index_20_Link">Abstract</text:a><text:a xlink:type="simple" xlink:href="#_Toc473981178" text:style-name="Index_20_Link" text:visited-style-name="Index_20_Link"><text:span text:style-name="T5"><text:tab/>i</text:span></text:a></text:p>
          <text:p text:style-name="P18"><text:a xlink:type="simple" xlink:href="#_Toc473981179" text:style-name="Index_20_Link" text:visited-style-name="Index_20_Link">Table of Contents</text:a><text:a xlink:type="simple" xlink:href="#_Toc473981179" text:style-name="Index_20_Link" text:visited-style-name="Index_20_Link"><text:span text:style-name="T5"><text:tab/>ii</text:span></text:a></text:p>
          <text:p text:style-name="P18"><text:a xlink:type="simple" xlink:href="#_Toc473981180" text:style-name="Index_20_Link" text:visited-style-name="Index_20_Link">Symbols</text:a><text:a xlink:type="simple" xlink:href="#_Toc473981180" text:style-name="Index_20_Link" text:visited-style-name="Index_20_Link"><text:span text:style-name="T5"><text:tab/>iii</text:span></text:a></text:p>
          <text:p text:style-name="P18"><text:a xlink:type="simple" xlink:href="#_Toc473981181" text:style-name="Index_20_Link" text:visited-style-name="Index_20_Link">Introduction</text:a><text:a xlink:type="simple" xlink:href="#_Toc473981181" text:style-name="Index_20_Link" text:visited-style-name="Index_20_Link"><text:span text:style-name="T5"><text:tab/>1</text:span></text:a></text:p>
          <text:p text:style-name="P18"><text:a xlink:type="simple" xlink:href="#_Toc473981182" text:style-name="Index_20_Link" text:visited-style-name="Index_20_Link">Procedure</text:a><text:a xlink:type="simple" xlink:href="#_Toc473981182" text:style-name="Index_20_Link" text:visited-style-name="Index_20_Link"><text:span text:style-name="T5"><text:tab/>2</text:span></text:a></text:p>
          <text:p text:style-name="P18"><text:a xlink:type="simple" xlink:href="#_Toc473981183" text:style-name="Index_20_Link" text:visited-style-name="Index_20_Link">Technical Discussion</text:a><text:a xlink:type="simple" xlink:href="#_Toc473981183" text:style-name="Index_20_Link" text:visited-style-name="Index_20_Link"><text:span text:style-name="T5"><text:tab/>3</text:span></text:a></text:p>
          <text:p text:style-name="P18"><text:a xlink:type="simple" xlink:href="#_Toc473981184" text:style-name="Index_20_Link" text:visited-style-name="Index_20_Link">Results</text:a><text:a xlink:type="simple" xlink:href="#_Toc473981184" text:style-name="Index_20_Link" text:visited-style-name="Index_20_Link"><text:span text:style-name="T5"><text:tab/>4</text:span></text:a></text:p>
          <text:p text:style-name="P18"><text:a xlink:type="simple" xlink:href="#_Toc473981185" text:style-name="Index_20_Link" text:visited-style-name="Index_20_Link">Conclusions and Recommendations</text:a><text:a xlink:type="simple" xlink:href="#_Toc473981185" text:style-name="Index_20_Link" text:visited-style-name="Index_20_Link"><text:span text:style-name="T5"><text:tab/>5</text:span></text:a></text:p>
          <text:p text:style-name="P18"><text:a xlink:type="simple" xlink:href="#_Toc473981186" text:style-name="Index_20_Link" text:visited-style-name="Index_20_Link">References</text:a><text:a xlink:type="simple" xlink:href="#_Toc473981186" text:style-name="Index_20_Link" text:visited-style-name="Index_20_Link"><text:span text:style-name="T5"><text:tab/>6</text:span></text:a></text:p>
          <text:p text:style-name="P8"/>
        </text:index-body>
      </text:table-of-content>
      <text:p text:style-name="Standard"/>
      <text:p text:style-name="P4"/>
      <text:h text:style-name="P15" text:outline-level="2"><text:bookmark-start text:name="_Toc473981180"/><text:span text:style-name="T1">Symbols</text:span><text:bookmark-end text:name="_Toc473981180"/></text:h>
      <text:p text:style-name="Standard"/>
      <text:section text:style-name="Sect2" text:name="TextSection">
        <text:p text:style-name="P1"><text:span text:style-name="T2">Symbol</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pan text:style-name="T2">Descriptio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pan text:style-name="T2">Unit</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section>
      <text:h text:style-name="P17" text:outline-level="2"><text:bookmark-start text:name="_Toc473981181"/><text:span text:style-name="T1">Introduction</text:span><text:bookmark-end text:name="_Toc473981181"/></text:h>
      <text:p text:style-name="Standard"/>
      <text:p text:style-name="Standard"><text:span text:style-name="T1">In space travel, the traditional method for performing a transfer between two orbits is the implementation of a two-burn Hohmann transfer. This method is the simplest and most effective way to perform such a maneuver. It may also be used to facilitate a rendezvous between two spacecraft in this new orbit. There may rise an occasion, however, when this two-burn transfer is not available.</text:span></text:p>
      <text:p text:style-name="P10"><text:span text:style-name="T1">To solve this problem, a four-burn transfer may be used. To keep all four burns within the required time window to complete a possible rendezvous and reach the same delta V of the Hohmann transfer, a genetic algorithm will be used. It will be designed to optimize the performance of the four-burn transfer as well as maintain all required parameters while searching through a large field of possibilities. </text:span></text:p>
      <text:p text:style-name="P10"><text:span text:style-name="T1">The four burn transfer between 2 co-planar circular orbits consists of 3 coaxial ellipses, with the burns taking place at either the ellipses’ apogee or perigee. The first burn takes the spacecraft from the initial circular orbit into the first ellipse. The second burn takes the spacecraft from the first ellipse to the second ellipse. The third burn places the spacecraft into the third and final ellipse. The fourth burn occurs at the final radius, where it circularizes the orbit from, taking it out of the third ellipse.</text:span></text:p>
      <text:p text:style-name="P2"/>
      <text:h text:style-name="P14" text:outline-level="2"><text:bookmark-start text:name="_Toc473981182"/><text:span text:style-name="T1">Procedure</text:span><text:bookmark-end text:name="_Toc473981182"/></text:h>
      <text:p text:style-name="P2"/>
      <text:p text:style-name="P2"/>
      <text:p text:style-name="P2"/>
      <text:p text:style-name="P2"/>
      <text:h text:style-name="P14" text:outline-level="2"><text:bookmark-start text:name="_Toc473981183"/><text:span text:style-name="T1">Technical Discussion</text:span><text:bookmark-end text:name="_Toc473981183"/><text:span text:style-name="T1"> </text:span></text:h>
      <text:p text:style-name="P10">The initial population consists of 100 individuals that contain <text:span text:style-name="T7">2 </text:span>genes in their chromosome. These genes are the perigees/apogees of the intermediate ellipses, which are classified as R2 and R3. The initial radius (R0) is the initial orbit’s radius, and is equivalent to the first ellipse’s perigee or apogee, therefore it is fixed. The same applies to Rf, the final orbit radius and final ellipse’s apogee or perigee. R2 and R3 are chosen randomly for each individual, and are allowed to vary between and 500km+radius of Earth, and 50000+radius of Earth. Using R2 and R3 the four delta-v’s are calculated, as well as the time of flight between each point.</text:p>
      <text:p text:style-name="Standard"><text:span text:style-name="T1">When considering performance indices for each individual in the population, it is important to think about the different possible solutions that can be created through initialization and application of genetic modifiers. To ensure that all possible individuals are given a chance to potentially reproduce, all possible representations of genes are given positive values. This process is acted out by a series of if statements that are nested within a for loop that runs for every individual in a population. As the four delta-vs work together to reach the desired final delta-v, they are added together and evaluated as a group. The evaluation criterion has six different classifications for the final delta-v value depending upon the range of acceptable delta-v values. The process for evaluating the time of flight of the individual is the same as that for the delta-v, but the time of flight is only one value as opposed the delta-v’s four. </text:span></text:p>
      <text:p text:style-name="Standard"><text:span text:style-name="T1">The performance indices for all of the genes are then added together and the overall performance of the individual outputted by the fitness function. These values may then be used to evaluate the individuals within the population and decide what genetic modifiers are to be used to further improve the solutions. </text:span></text:p>
      <text:p text:style-name="Standard"><text:span text:style-name="T1">To select which individuals were to be inserted into the group that are to have the genetic modifiers applied to them, a roulette wheel selection approach was used. This selection technique was chosen to ensure that all individuals are given a chance for reproduction. This available chance allows for the situation to potentially occur in which “bad parents make a good offspring”. With such a large search space, keeping all potential options for a good outcome must be maintained as the resulting fitness improves. </text:span><text:bookmark text:name="_GoBack"/></text:p>
      <text:p text:style-name="Standard"><text:span text:style-name="T1">This was initialized by each of the individual’s total fitness being divided by the sum of the total fitness of the population to accurately evaluate how much of a chance they had to reproduce. </text:span></text:p>
      <text:p text:style-name="P1"><draw:frame draw:style-name="fr1" text:anchor-type="as-char" svg:width="1.4516in" svg:height="0.4646in" draw:z-index="0"><draw:object xlink:href="./Object 2" xlink:type="simple" xlink:show="embed" xlink:actuate="onLoad"/><draw:image xlink:href="./ObjectReplacements/Object 2" xlink:type="simple" xlink:show="embed" xlink:actuate="onLoad"/></draw:frame><text:span text:style-name="T3"> <text:s text:c="54"/></text:span></text:p>
      <text:p text:style-name="Standard"><text:soft-page-break/><text:span text:style-name="T1">Once these probabilities were evaluated, a series of random numbers between zero and one were generated with the same number as that of the population being evaluated. The population will remain the same in terms of number of individuals to preserve the balance between exploration and exploitation. To make the selection of individuals, each member of the population’s calculated probability was evaluated against the built vector of random numbers. To preserve the range of these values, both the random value and the individuals’ probability was rounded to the nearest hundredth. This will allow more of a range for the selection criterion and allow more of the population to be chosen. The population of those chosen to be changed by the genetic operators would now be created and the process may move on.</text:span></text:p>
      <text:p text:style-name="Standard"/>
      <text:p text:style-name="Standard"/>
      <text:h text:style-name="P14" text:outline-level="2"><text:bookmark-start text:name="_Toc473981184"/><text:span text:style-name="T1">Results</text:span><text:bookmark-end text:name="_Toc473981184"/></text:h>
      <text:p text:style-name="P9"/>
      <text:p text:style-name="P9"/>
      <text:p text:style-name="P9"/>
      <text:p text:style-name="P9"/>
      <text:p text:style-name="P9"/>
      <text:p text:style-name="P9"/>
      <text:h text:style-name="P14" text:outline-level="2"><text:bookmark-start text:name="_Toc473981185"/><text:span text:style-name="T1">Conclusions and Recommendations</text:span><text:bookmark-end text:name="_Toc473981185"/><text:span text:style-name="T1"> </text:span></text:h>
      <text:p text:style-name="P2"/>
      <text:p text:style-name="P2"/>
      <text:p text:style-name="P2"/>
      <text:p text:style-name="P2"/>
      <text:p text:style-name="P2"/>
      <text:p text:style-name="P2"/>
      <text:p text:style-name="P2"/>
      <text:p text:style-name="P2"/>
      <text:h text:style-name="P14" text:outline-level="2"><text:bookmark-start text:name="_Toc473981186"/><text:span text:style-name="T1">References</text:span><text:bookmark-end text:name="_Toc473981186"/></text:h>
      <text:p text:style-name="P2"/>
      <text:p text:style-name="P2"/>
      <text:p text:style-name="P2"/>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OC_20_Heading" style:display-name="TOC Heading" style:family="paragraph" style:parent-style-name="Heading_20_1" style:next-style-name="Standard" style:default-outline-level=""/>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1">
      <style:footer>
        <text:p text:style-name="MP1"><text:page-number text:select-page="current">3</text:page-number></text:p>
        <text:p text:style-name="Footer"/>
      </style:footer>
    </style:master-page>
    <style:master-page style:name="Converted2" style:page-layout-name="Mpm2"/>
    <style:master-page style:name="Converted3"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nnenigans</meta:initial-creator>
    <meta:editing-cycles>14</meta:editing-cycles>
    <meta:creation-date>2017-02-04T17:15:00</meta:creation-date>
    <dc:date>2017-02-13T20:56:37.730406612</dc:date>
    <meta:editing-duration>PT8H57M46S</meta:editing-duration>
    <meta:generator>LibreOffice/5.1.4.2$Linux_X86_64 LibreOffice_project/10m0$Build-2</meta:generator>
    <meta:document-statistic meta:table-count="0" meta:image-count="0" meta:object-count="1" meta:page-count="13" meta:paragraph-count="38" meta:word-count="864" meta:character-count="5387" meta:non-whitespace-character-count="44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math xmlns="http://www.w3.org/1998/Math/MathML" display="block">
  <semantics>
    <mrow>
      <msub>
        <mi mathvariant="italic">prob</mi>
        <mi>i</mi>
      </msub>
      <mo stretchy="false">=</mo>
      <mfrac>
        <msub>
          <mi mathvariant="italic">fitness</mi>
          <mi>i</mi>
        </msub>
        <mrow>
          <mo stretchy="false">∑</mo>
          <msub>
            <mi mathvariant="italic">fitness</mi>
            <mi mathvariant="italic">total</mi>
          </msub>
        </mrow>
      </mfrac>
    </mrow>
    <annotation encoding="StarMath 5.0">{prob} rsub {i} = {{fitness} rsub {i}} over {sum {{fitness} rsub {total}}}</annotation>
  </semantics>
</math>
</file>